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ification questions-réponses</text:p>
      <text:p text:style-name="P1"/>
      <text:list xml:id="list826676142968966785" text:style-name="L1">
        <text:list-item>
          <text:p text:style-name="P2">manipulations possibles :</text:p>
          <text:list>
            <text:list-item>
              <text:p text:style-name="P2">créer nouvelle paire de fichiers</text:p>
            </text:list-item>
            <text:list-item>
              <text:p text:style-name="P2">rajouter une question-réponse</text:p>
            </text:list-item>
            <text:list-item>
              <text:p text:style-name="P2">supprimer une</text:p>
            </text:list-item>
            <text:list-item>
              <text:p text:style-name="P2">remplacer une</text:p>
            </text:list-item>
            <text:list-item>
              <text:p text:style-name="P2">créer domaines</text:p>
            </text:list-item>
            <text:list-item>
              <text:p text:style-name="P2">choisir si sélectionner questions dans un domaine précis ou dans tous</text:p>
            </text:list-item>
            <text:list-item>
              <text:p text:style-name="P2">présenter liste questions</text:p>
            </text:list-item>
            <text:list-item>
              <text:p text:style-name="P2">présenter liste questions-réponses</text:p>
            </text:list-item>
          </text:list>
        </text:list-item>
        <text:list-item>
          <text:p text:style-name="P2">présentation programme</text:p>
          <text:list>
            <text:list-item>
              <text:p text:style-name="P2">lancement programme</text:p>
              <text:list>
                <text:list-item>
                  <text:p text:style-name="P2">menu principale</text:p>
                  <text:list>
                    <text:list-item>
                      <text:p text:style-name="P2">1 – créer fichiers questions-réponses</text:p>
                    </text:list-item>
                    <text:list-item>
                      <text:p text:style-name="P2">[2..N+1] - liste des N fichiers existant</text:p>
                    </text:list-item>
                  </text:list>
                </text:list-item>
                <text:list-item>
                  <text:p text:style-name="P2">Si choix pas entre 1 et N+1, recommencer (ne pas oublier mauvais types entrés)</text:p>
                </text:list-item>
                <text:list-item>
                  <text:p text:style-name="P2">Si choix entre 2 et N+1, demander que faire avec les fichiers en question. Menu :</text:p>
                  <text:list>
                    <text:list-item>
                      <text:p text:style-name="P2">1 – lancer</text:p>
                    </text:list-item>
                    <text:list-item>
                      <text:p text:style-name="P2">2 – modifier</text:p>
                    </text:list-item>
                    <text:list-item>
                      <text:p text:style-name="P2">3 – supprimer</text:p>
                    </text:list-item>
                  </text:list>
                </text:list-item>
              </text:list>
            </text:list-item>
            <text:list-item>
              <text:p text:style-name="P2">menus intermédiaires</text:p>
              <text:list>
                <text:list-item>
                  <text:p text:style-name="P2">choix création</text:p>
                  <text:list>
                    <text:list-item>
                      <text:p text:style-name="P2">demander nom</text:p>
                    </text:list-item>
                    <text:list-item>
                      <text:p text:style-name="P2">redemander si pas conforme</text:p>
                    </text:list-item>
                    <text:list-item>
                      <text:p text:style-name="P2">entrer en mode ajout de questions-réponses</text:p>
                    </text:list-item>
                  </text:list>
                </text:list-item>
                <text:list-item>
                  <text:p text:style-name="P2">choix supprimer – menu</text:p>
                  <text:list>
                    <text:list-item>
                      <text:p text:style-name="P2">supprimer fichier :</text:p>
                    </text:list-item>
                    <text:list-item>
                      <text:p text:style-name="P2">[1..N] – noms des N fichiers</text:p>
                    </text:list-item>
                  </text:list>
                </text:list-item>
                <text:list-item>
                  <text:p text:style-name="P2">choix lancer – menu</text:p>
                  <text:list>
                    <text:list-item>
                      <text:p text:style-name="P2">sélectionner questions dans :</text:p>
                    </text:list-item>
                    <text:list-item>
                      <text:p text:style-name="P2">1 – tous domaines</text:p>
                    </text:list-item>
                    <text:list-item>
                      <text:p text:style-name="P2">2 – non indexés</text:p>
                    </text:list-item>
                    <text:list-item>
                      <text:p text:style-name="P2">[3..N+2] – noms des N domaines créés</text:p>
                    </text:list-item>
                  </text:list>
                </text:list-item>
                <text:list-item>
                  <text:p text:style-name="P2">choix modifier – menu</text:p>
                  <text:list>
                    <text:list-item>
                      <text:p text:style-name="P2">1 – ajout de questions-réponses</text:p>
                      <text:list>
                        <text:list-item>
                          <text:p text:style-name="P2">menu ajout Q-R</text:p>
                          <text:list>
                            <text:list-item>
                              <text:p text:style-name="P2">Dans quel domaine ?</text:p>
                            </text:list-item>
                            <text:list-item>
                              <text:p text:style-name="P2">1 – choisir parmis existants</text:p>
                            </text:list-item>
                            <text:list-item>
                              <text:p text:style-name="P2">2 – créer nouveau</text:p>
                            </text:list-item>
                            <text:list-item>
                              <text:p text:style-name="P2">3 – ne pas index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2 – suppression de questions-réponses</text:p>
                    </text:list-item>
                    <text:list-item>
                      <text:p text:style-name="P2">3 – remplacer questions-réponses</text:p>
                    </text:list-item>
                  </text:list>
                </text:list-item>
              </text:list>
            </text:list-item>
            <text:list-item>
              <text:p text:style-name="P2">opérations possibles</text:p>
              <text:list>
                <text:list-item>
                  <text:p text:style-name="P2"/>
                </text:list-item>
              </text:list>
            </text:list-item>
            <text:list-item>
              <text:p text:style-name="P2"/>
            </text:list-item>
          </text:list>
        </text:list-item>
        <text:list-item>
          <text:p text:style-name="P2">solutions</text:p>
          <text:list>
            <text:list-item>
              <text:p text:style-name="P2">créer chaque fois paire fichiers</text:p>
              <text:list>
                <text:list-item>
                  <text:p text:style-name="P2">fichier délimite chaque question et chaque réponse</text:p>
                </text:list-item>
                <text:list-item>
                  <text:p text:style-name="P2"><text:soft-page-break/>fichier contenant les questions et les réponses</text:p>
                </text:list-item>
              </text:list>
            </text:list-item>
            <text:list-item>
              <text:p text:style-name="P2"/>
            </text:list-item>
          </text:list>
        </text:list-item>
        <text:list-item>
          <text:p text:style-name="P2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3:06:14</meta:creation-date>
    <dc:date>2012-11-01T14:05:15</dc:date>
    <meta:editing-duration>PT59M3S</meta:editing-duration>
    <meta:editing-cycles>42</meta:editing-cycles>
    <meta:generator>OpenOffice.org/3.4.1$Unix OpenOffice.org_project/341m1$Build-9593</meta:generator>
    <meta:document-statistic meta:table-count="0" meta:image-count="0" meta:object-count="0" meta:page-count="2" meta:paragraph-count="47" meta:word-count="252" meta:character-count="1333"/>
  </office:meta>
</office:document-meta>
</file>